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4" style:family="paragraph" style:parent-style-name="Standard">
      <style:paragraph-properties fo:text-align="center" style:justify-single-word="false"/>
      <style:text-properties fo:font-size="24pt" style:text-underline-style="none" style:font-size-asian="24pt" style:font-size-complex="24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start" style:justify-single-word="false"/>
      <style:text-properties fo:font-size="12pt" style:text-underline-style="none" style:font-size-asian="12pt" style:font-size-complex="12pt"/>
    </style:style>
    <style:style style:name="P9" style:family="paragraph" style:parent-style-name="Standard">
      <style:paragraph-properties fo:text-align="center" style:justify-single-word="false" fo:break-before="page"/>
      <style:text-properties fo:font-size="20pt" style:font-size-asian="20pt" style:font-size-complex="20pt"/>
    </style:style>
    <style:style style:name="P10" style:family="paragraph" style:parent-style-name="Standard">
      <style:paragraph-properties fo:text-align="start" style:justify-single-word="false" fo:break-before="page"/>
      <style:text-properties fo:font-size="12pt" style:text-underline-style="none" style:font-size-asian="12pt" style:font-size-complex="12pt"/>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list-style-name="L1">
      <style:paragraph-properties fo:text-align="start" style:justify-single-word="false"/>
      <style:text-properties fo:font-size="12pt" style:font-size-asian="12pt" style:font-size-complex="12pt"/>
    </style:style>
    <style:style style:name="P13" style:family="paragraph" style:parent-style-name="Standard" style:list-style-name="L3">
      <style:paragraph-properties fo:text-align="start" style:justify-single-word="false"/>
      <style:text-properties fo:font-size="12pt" style:font-size-asian="12pt" style:font-size-complex="12pt"/>
    </style:style>
    <style:style style:name="P14" style:family="paragraph" style:parent-style-name="Standard" style:list-style-name="L4">
      <style:paragraph-properties fo:text-align="start" style:justify-single-word="false"/>
      <style:text-properties fo:font-size="12pt" style:font-size-asian="12pt" style:font-size-complex="12pt"/>
    </style:style>
    <style:style style:name="P15" style:family="paragraph" style:parent-style-name="Standard">
      <style:paragraph-properties fo:text-align="start" style:justify-single-word="false"/>
      <style:text-properties fo:font-size="12pt" style:text-underline-style="none" style:font-size-asian="12pt" style:font-size-complex="12pt"/>
    </style:style>
    <style:style style:name="P16" style:family="paragraph" style:parent-style-name="Standard">
      <style:paragraph-properties fo:text-align="start" style:justify-single-word="false"/>
    </style:style>
    <style:style style:name="P17" style:family="paragraph" style:parent-style-name="Standard" style:list-style-name="L4">
      <style:paragraph-properties fo:text-align="start" style:justify-single-word="false"/>
    </style:style>
    <style:style style:name="P18" style:family="paragraph" style:parent-style-name="Standard" style:list-style-name="L3">
      <style:paragraph-properties fo:text-align="start" style:justify-single-word="false"/>
    </style:style>
    <style:style style:name="P19" style:family="paragraph" style:parent-style-name="Standard" style:list-style-name="L5">
      <style:paragraph-properties fo:text-align="start" style:justify-single-word="false"/>
    </style:style>
    <style:style style:name="P20" style:family="paragraph" style:parent-style-name="Standard">
      <style:paragraph-properties fo:text-align="center" style:justify-single-word="false"/>
      <style:text-properties fo:font-size="20pt" style:font-size-asian="20pt" style:font-size-complex="20pt"/>
    </style:style>
    <style:style style:name="P21" style:family="paragraph" style:parent-style-name="Standard">
      <style:paragraph-properties fo:text-align="start" style:justify-single-word="false"/>
      <style:text-properties fo:font-size="16pt" style:font-size-asian="16pt" style:font-size-complex="16pt"/>
    </style:style>
    <style:style style:name="P22" style:family="paragraph" style:parent-style-name="Standard">
      <style:paragraph-properties fo:text-align="start" style:justify-single-word="false"/>
      <style:text-properties fo:font-size="10pt" style:text-underline-style="none" style:font-size-asian="10pt" style:font-size-complex="10pt"/>
    </style:style>
    <style:style style:name="P23" style:family="paragraph" style:parent-style-name="Standard">
      <style:paragraph-properties fo:text-align="start" style:justify-single-word="false" fo:break-before="page"/>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SSAÏ Sofiane</text:p>
      <text:p text:style-name="Standard">FAUCONNIER Ax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Intelligence Artificielle :</text:p>
      <text:p text:style-name="P4">Rapport de projet</text:p>
      <text:p text:style-name="P9"/>
      <text:p text:style-name="P6">Manuel d'utilisation</text:p>
      <text:p text:style-name="P6"/>
      <text:p text:style-name="P21"><text:tab/><text:span text:style-name="T1">Makefile :</text:span></text:p>
      <text:p text:style-name="P21"/>
      <text:list xml:id="list6596871172374926374" text:style-name="L1">
        <text:list-item>
          <text:list>
            <text:list-item>
              <text:p text:style-name="P12">make all pour compiler</text:p>
            </text:list-item>
          </text:list>
        </text:list-item>
      </text:list>
      <text:p text:style-name="P11"/>
      <text:list xml:id="list39586895" text:continue-numbering="true" text:style-name="L1">
        <text:list-item>
          <text:list>
            <text:list-item>
              <text:p text:style-name="P12">make all OPTS='-DPRINT_SOL -DPRINT_NOEUD -DPRINT_CONTRAINTES'</text:p>
              <text:list>
                <text:list-item>
                  <text:p text:style-name="P12">L'option -DPRINT_SOL affiche les solutions trouvés pendant une recherche</text:p>
                </text:list-item>
                <text:list-item>
                  <text:p text:style-name="P12">L'option -DPRINT_NOEUD affiche le nombre de nœuds visités</text:p>
                </text:list-item>
                <text:list-item>
                  <text:p text:style-name="P12">L'option -DPRINT_CONTRAINTES affiche le nombre de contraintes traitées</text:p>
                </text:list-item>
                <text:list-item>
                  <text:p text:style-name="P12">Pour changer d'options : make clean puis recompiler</text:p>
                </text:list-item>
              </text:list>
            </text:list-item>
          </text:list>
        </text:list-item>
      </text:list>
      <text:p text:style-name="P11"/>
      <text:p text:style-name="P11"><text:tab/><text:span text:style-name="T2">Fonctions :</text:span></text:p>
      <text:p text:style-name="P11"><text:span text:style-name="T2"/></text:p>
      <text:p text:style-name="P11"/>
      <text:p text:style-name="P11"><text:tab/><text:tab/><text:span text:style-name="T1">Générateurs :</text:span></text:p>
      <text:p text:style-name="P11"><text:span text:style-name="T1"/></text:p>
      <text:p text:style-name="P8"><text:tab/><text:tab/>Génèrent le CSP du problème des pigeons ou des dames à l'ordre n, allocation dynamique des tuples, libérer la mémoire avec la fonction fourni.</text:p>
      <text:p text:style-name="P11"><text:tab/><text:tab/><text:tab/></text:p>
      <text:list xml:id="list9020995525105371653" text:style-name="L3">
        <text:list-item>
          <text:list>
            <text:list-item>
              <text:list>
                <text:list-item>
                  <text:list>
                    <text:list-item>
                      <text:p text:style-name="P18"><text:span text:style-name="T3">void generate_pigeons(int n, CSP * csp);</text:span></text:p>
                    </text:list-item>
                    <text:list-item>
                      <text:p text:style-name="P13">void generate_dames(int n, CSP * csp);</text:p>
                    </text:list-item>
                    <text:list-item>
                      <text:p text:style-name="P13">void free_CSP(CSP * csp);</text:p>
                    </text:list-item>
                  </text:list>
                </text:list-item>
              </text:list>
            </text:list-item>
          </text:list>
        </text:list-item>
      </text:list>
      <text:p text:style-name="P11"/>
      <text:p text:style-name="P11"/>
      <text:p text:style-name="P11"><text:tab/><text:tab/><text:span text:style-name="T1">Algorithmes de résolution :</text:span></text:p>
      <text:p text:style-name="P8"><text:tab/><text:tab/></text:p>
      <text:p text:style-name="P8"><text:tab/><text:tab/>Ces fonctions renvoient le nombre de solutions du CSP en argument, possibilité d'afficher les solutions, nombres de nœuds visités ou de contraintes traitées avec les options de compilation vues plus haut.</text:p>
      <text:p text:style-name="P11"><text:tab/><text:tab/></text:p>
      <text:list xml:id="list1706975738296763540" text:style-name="L4">
        <text:list-item>
          <text:list>
            <text:list-item>
              <text:list>
                <text:list-item>
                  <text:list>
                    <text:list-item>
                      <text:p text:style-name="P17"><text:span text:style-name="T3">int backtrack(CSP * csp);</text:span></text:p>
                    </text:list-item>
                    <text:list-item>
                      <text:p text:style-name="P14">int forward_checking(CSP * csp);</text:p>
                    </text:list-item>
                    <text:list-item>
                      <text:p text:style-name="P14">int forward_checking_md(CSP * csp);</text:p>
                    </text:list-item>
                    <text:list-item>
                      <text:p text:style-name="P14">int backjumping(CSP * csp) ;</text:p>
                    </text:list-item>
                    <text:list-item>
                      <text:p text:style-name="P14">int backjumping_mc(CSP * csp) ;</text:p>
                    </text:list-item>
                  </text:list>
                </text:list-item>
              </text:list>
            </text:list-item>
          </text:list>
        </text:list-item>
      </text:list>
      <text:p text:style-name="P11"/>
      <text:p text:style-name="P11"/>
      <text:p text:style-name="P11"><text:tab/><text:tab/><text:span text:style-name="T1">Output :</text:span></text:p>
      <text:p text:style-name="P11"><text:span text:style-name="T1"/></text:p>
      <text:p text:style-name="P11"><text:span text:style-name="T1"/></text:p>
      <text:list xml:id="list2456637354358055199" text:style-name="L5">
        <text:list-item>
          <text:list>
            <text:list-item>
              <text:list>
                <text:list-item>
                  <text:list>
                    <text:list-item>
                      <text:p text:style-name="P19"><text:span text:style-name="T3">void write_csp(const CSP * csp, const char * nom_fichier);</text:span></text:p>
                    </text:list-item>
                  </text:list>
                </text:list-item>
              </text:list>
            </text:list-item>
          </text:list>
        </text:list-item>
      </text:list>
      <text:p text:style-name="P23"><text:span text:style-name="T3"><text:tab/></text:span></text:p>
      <text:p text:style-name="P5"><text:span text:style-name="T3"><text:tab/></text:span><text:span text:style-name="T2">Exemple de fonction main :</text:span></text:p>
      <text:p text:style-name="P5"><text:span text:style-name="T2"/></text:p>
      <text:p text:style-name="P8"><text:tab/></text:p>
      <text:p text:style-name="P8"><text:tab/><text:tab/>int main()</text:p>
      <text:p text:style-name="P8"><text:tab/><text:tab/>{</text:p>
      <text:p text:style-name="P8"><text:tab/><text:tab/><text:tab/>CSP csp ;</text:p>
      <text:p text:style-name="P8"><text:tab/><text:tab/><text:tab/>int r ;</text:p>
      <text:p text:style-name="P8"/>
      <text:p text:style-name="P8"><text:tab/><text:tab/><text:tab/>generate_dames(8, &amp;csp) ;</text:p>
      <text:p text:style-name="P8"/>
      <text:p text:style-name="P8"><text:tab/><text:tab/><text:tab/>r = forward_checking_md(&amp;csp) ;</text:p>
      <text:p text:style-name="P8"/>
      <text:p text:style-name="P8"><text:tab/><text:tab/><text:tab/>printf("\nOn dénombre %d solutions à ce CSP\n", r);</text:p>
      <text:p text:style-name="P8"/>
      <text:p text:style-name="P8"><text:tab/><text:tab/><text:tab/>free_CSP(&amp;csp) ;</text:p>
      <text:p text:style-name="P8"/>
      <text:p text:style-name="P8"><text:tab/><text:tab/><text:tab/>return 0 ;</text:p>
      <text:p text:style-name="P8"><text:tab/><text:tab/>}</text:p>
      <text:p text:style-name="P9"/>
      <text:p text:style-name="P6">Algorithmes</text:p>
      <text:p text:style-name="P6"/>
      <text:p text:style-name="P7">Forward-Checking :</text:p>
      <text:p text:style-name="P7"/>
      <text:p text:style-name="P22">int forward_checking(CSP * csp)</text:p>
      <text:p text:style-name="P22">{</text:p>
      <text:p text:style-name="P22"><text:s text:c="4"/>int nb_sol = 0;</text:p>
      <text:p text:style-name="P22"><text:s text:c="4"/>#ifdef PRINT_NOEUD</text:p>
      <text:p text:style-name="P22"><text:s text:c="8"/>double nb_noeud = 0;</text:p>
      <text:p text:style-name="P22"><text:s text:c="4"/>#endif // PRINT_NOEUD</text:p>
      <text:p text:style-name="P22"><text:s text:c="4"/>#ifdef PRINT_CONTRAINTES</text:p>
      <text:p text:style-name="P22"><text:s text:c="8"/>nb_contraintes = 0;</text:p>
      <text:p text:style-name="P22"><text:s text:c="4"/>#endif //PRINT_CONTRAINTES</text:p>
      <text:p text:style-name="P22"><text:s text:c="4"/>int EMPILE;</text:p>
      <text:p text:style-name="P22"/>
      <text:p text:style-name="P22"><text:s text:c="4"/>int tmp[VARIABLE_MAX][VALEUR_MAX];</text:p>
      <text:p text:style-name="P22"><text:s text:c="4"/>int domaines_courant[VARIABLE_MAX][VALEUR_MAX];</text:p>
      <text:p text:style-name="P22"><text:s text:c="4"/>domaines_copie(domaines_courant, csp-&gt;domaines, csp);</text:p>
      <text:p text:style-name="P22"/>
      <text:p text:style-name="P22"><text:s text:c="4"/>Pile p;</text:p>
      <text:p text:style-name="P22"><text:s text:c="4"/>init_pile(csp-&gt;var_length, &amp;p);</text:p>
      <text:p text:style-name="P22"/>
      <text:p text:style-name="P22"><text:s text:c="4"/>for(int num_var = 0; num_var &lt; csp-&gt;var_length; num_var++)</text:p>
      <text:p text:style-name="P22"><text:s text:c="4"/>{</text:p>
      <text:p text:style-name="P22"><text:s text:c="8"/>EMPILE = 0;</text:p>
      <text:p text:style-name="P22"/>
      <text:p text:style-name="P22"><text:s text:c="8"/>if(!domaine_var_vide(domaines_courant, num_var))</text:p>
      <text:p text:style-name="P22"><text:s text:c="8"/>{</text:p>
      <text:p text:style-name="P22"/>
      <text:p text:style-name="P22"><text:s text:c="12"/>for(int num_val = 0; num_val &lt; csp-&gt;val_length; num_val++)</text:p>
      <text:p text:style-name="P22"><text:s text:c="12"/>{</text:p>
      <text:p text:style-name="P22"><text:s text:c="16"/>if(appartient_domaine(num_var, num_val, domaines_courant))</text:p>
      <text:p text:style-name="P22"><text:s text:c="16"/>{</text:p>
      <text:p text:style-name="P22"><text:s text:c="20"/>csp-&gt;num_val_assigne[num_var] = num_val; // On assigne</text:p>
      <text:p text:style-name="P22"><text:s text:c="20"/>domaines_courant[num_var][num_val] = 0;</text:p>
      <text:p text:style-name="P22"><text:s text:c="20"/>#ifdef PRINT_NOEUD</text:p>
      <text:p text:style-name="P22"><text:s text:c="24"/>nb_noeud++;</text:p>
      <text:p text:style-name="P22"><text:s text:c="20"/>#endif // PRINT_NOEUD</text:p>
      <text:p text:style-name="P22"/>
      <text:p text:style-name="P22"><text:s text:c="20"/>domaines_copie(tmp, domaines_courant, csp);</text:p>
      <text:p text:style-name="P22"/>
      <text:p text:style-name="P22"><text:s text:c="20"/>filtrer_domaine(csp, tmp, num_var, num_val);</text:p>
      <text:p text:style-name="P22"/>
      <text:p text:style-name="P22"><text:s text:c="20"/>if(domaines_vide(tmp, num_var, csp))</text:p>
      <text:p text:style-name="P22"><text:s text:c="20"/>{</text:p>
      <text:p text:style-name="P22"><text:s text:c="24"/>continue;</text:p>
      <text:p text:style-name="P22"><text:s text:c="20"/>}</text:p>
      <text:p text:style-name="P22"><text:s text:c="20"/>else</text:p>
      <text:p text:style-name="P22"><text:s text:c="20"/>{</text:p>
      <text:p text:style-name="P22"><text:s text:c="24"/>empile(num_var, num_val, &amp;p);</text:p>
      <text:p text:style-name="P22"><text:s text:c="24"/>Etat * e = get_top(&amp;p);</text:p>
      <text:p text:style-name="P22"><text:s text:c="24"/>domaines_copie(e-&gt;domaines, domaines_courant, csp);</text:p>
      <text:p text:style-name="P22"><text:tab/><text:tab/> //on empile l'état avant filtrage</text:p>
      <text:p text:style-name="P22"/>
      <text:p text:style-name="P22"><text:s text:c="24"/>domaines_copie(domaines_courant, tmp, csp);</text:p>
      <text:p text:style-name="P22"><text:soft-page-break/></text:p>
      <text:p text:style-name="P22"><text:s text:c="24"/>if(pile_pleine(&amp;p))</text:p>
      <text:p text:style-name="P22"><text:s text:c="24"/>{</text:p>
      <text:p text:style-name="P22"><text:s text:c="28"/>nb_sol++;</text:p>
      <text:p text:style-name="P22"><text:s text:c="28"/>#ifdef PRINT_SOL</text:p>
      <text:p text:style-name="P22"><text:s text:c="32"/>print_pile(&amp;p, csp);</text:p>
      <text:p text:style-name="P22"><text:s text:c="28"/>#endif // PRINT_SOL</text:p>
      <text:p text:style-name="P22"/>
      <text:p text:style-name="P22"><text:s text:c="28"/>depile(&amp;p);</text:p>
      <text:p text:style-name="P22"/>
      <text:p text:style-name="P22"><text:s text:c="28"/>continue;</text:p>
      <text:p text:style-name="P22"><text:s text:c="24"/>}</text:p>
      <text:p text:style-name="P22"><text:s text:c="24"/>EMPILE = 1;</text:p>
      <text:p text:style-name="P22"><text:s text:c="24"/>break;</text:p>
      <text:p text:style-name="P22"><text:s text:c="20"/>}</text:p>
      <text:p text:style-name="P22"><text:s text:c="16"/>}</text:p>
      <text:p text:style-name="P22"><text:s text:c="12"/>}//END FOR num_val</text:p>
      <text:p text:style-name="P22"><text:s text:c="8"/>}</text:p>
      <text:p text:style-name="P22"/>
      <text:p text:style-name="P22"><text:s text:c="8"/>if(!EMPILE)</text:p>
      <text:p text:style-name="P22"><text:s text:c="8"/>{</text:p>
      <text:p text:style-name="P22"><text:s text:c="12"/>//BACKTRACK</text:p>
      <text:p text:style-name="P22"><text:s text:c="12"/>Etat * e = depile(&amp;p);</text:p>
      <text:p text:style-name="P22"><text:s text:c="12"/>if(e == NULL) // Racine</text:p>
      <text:p text:style-name="P22"><text:s text:c="12"/>{</text:p>
      <text:p text:style-name="P22"><text:s text:c="16"/>#ifdef PRINT_NOEUD</text:p>
      <text:p text:style-name="P22"><text:s text:c="20"/>printf("Noeuds visite %f\n", nb_noeud);</text:p>
      <text:p text:style-name="P22"><text:s text:c="16"/>#endif // PRINT_NOEUD</text:p>
      <text:p text:style-name="P22"><text:s text:c="16"/>#ifdef PRINT_CONTRAINTES</text:p>
      <text:p text:style-name="P22"><text:s text:c="20"/>printf("Contraintes explorees : %f\n", nb_contraintes);</text:p>
      <text:p text:style-name="P22"><text:s text:c="16"/>#endif //PRINT_CONTRAINTES</text:p>
      <text:p text:style-name="P22"/>
      <text:p text:style-name="P22"><text:s text:c="16"/>return nb_sol;</text:p>
      <text:p text:style-name="P22"><text:s text:c="12"/>}</text:p>
      <text:p text:style-name="P22"/>
      <text:p text:style-name="P22"><text:s text:c="12"/>num_var = num_var - 2;</text:p>
      <text:p text:style-name="P22"><text:s text:c="12"/>domaines_copie(domaines_courant, e-&gt;domaines, csp);</text:p>
      <text:p text:style-name="P22"/>
      <text:p text:style-name="P22"><text:s text:c="12"/>continue;</text:p>
      <text:p text:style-name="P22"><text:s text:c="8"/>}</text:p>
      <text:p text:style-name="P22"/>
      <text:p text:style-name="P22"><text:s text:c="4"/>}//END FOR num_var</text:p>
      <text:p text:style-name="P22"/>
      <text:p text:style-name="P22"><text:s text:c="4"/>return nb_sol;</text:p>
      <text:p text:style-name="P22">}</text:p>
      <text:p text:style-name="P10"/>
      <text:p text:style-name="P7">Foward-Checking-MD :</text:p>
      <text:p text:style-name="P7"/>
      <text:p text:style-name="P22">int forward_checking_md(CSP * csp)</text:p>
      <text:p text:style-name="P22">{</text:p>
      <text:p text:style-name="P22"><text:s text:c="4"/>int nb_sol = 0;</text:p>
      <text:p text:style-name="P22"><text:s text:c="4"/>#ifdef PRINT_NOEUD</text:p>
      <text:p text:style-name="P22"><text:s text:c="8"/>double nb_noeud = 0;</text:p>
      <text:p text:style-name="P22"><text:s text:c="4"/>#endif // PRINT_NOEUD</text:p>
      <text:p text:style-name="P22"><text:s text:c="4"/>#ifdef PRINT_CONTRAINTES</text:p>
      <text:p text:style-name="P22"><text:s text:c="8"/>nb_contraintes = 0;</text:p>
      <text:p text:style-name="P22"><text:s text:c="4"/>#endif //PRINT_CONTRAINTES</text:p>
      <text:p text:style-name="P22"><text:s text:c="4"/>int EMPILE;</text:p>
      <text:p text:style-name="P22"/>
      <text:p text:style-name="P22"><text:s text:c="4"/>int tmp[VARIABLE_MAX][VALEUR_MAX];</text:p>
      <text:p text:style-name="P22"><text:s text:c="4"/>int domaines_courant[VARIABLE_MAX][VALEUR_MAX];</text:p>
      <text:p text:style-name="P22"><text:s text:c="4"/>domaines_copie(domaines_courant, csp-&gt;domaines, csp);</text:p>
      <text:p text:style-name="P22"/>
      <text:p text:style-name="P22"><text:s text:c="4"/>Pile p;</text:p>
      <text:p text:style-name="P22"><text:s text:c="4"/>init_pile(csp-&gt;var_length, &amp;p);</text:p>
      <text:p text:style-name="P22"/>
      <text:p text:style-name="P22"><text:s text:c="4"/>int num_var = 0;</text:p>
      <text:p text:style-name="P22"/>
      <text:p text:style-name="P22"><text:s text:c="4"/>while(1)</text:p>
      <text:p text:style-name="P22"><text:s text:c="4"/>{</text:p>
      <text:p text:style-name="P22"><text:s text:c="8"/>num_var = choisir_variable_md(csp, domaines_courant);</text:p>
      <text:p text:style-name="P22"/>
      <text:p text:style-name="P22"><text:s text:c="8"/>EMPILE = 0;</text:p>
      <text:p text:style-name="P22"/>
      <text:p text:style-name="P22"><text:s text:c="8"/>if(num_var &gt;= 0)</text:p>
      <text:p text:style-name="P22"><text:s text:c="8"/>{</text:p>
      <text:p text:style-name="P22"><text:s text:c="12"/>for(int num_val = 0; num_val &lt; csp-&gt;val_length; num_val++)</text:p>
      <text:p text:style-name="P22"><text:s text:c="12"/>{</text:p>
      <text:p text:style-name="P22"><text:s text:c="16"/>if(appartient_domaine(num_var, num_val, domaines_courant))</text:p>
      <text:p text:style-name="P22"><text:s text:c="16"/>{</text:p>
      <text:p text:style-name="P22"><text:s text:c="20"/>domaines_courant[num_var][num_val] = 0;</text:p>
      <text:p text:style-name="P22"><text:s text:c="20"/>csp-&gt;var_assigne[num_var] = 1;</text:p>
      <text:p text:style-name="P22"><text:s text:c="20"/>csp-&gt;num_val_assigne[num_var] = num_val; // On assigne</text:p>
      <text:p text:style-name="P22"/>
      <text:p text:style-name="P22"><text:s text:c="20"/>#ifdef PRINT_NOEUD</text:p>
      <text:p text:style-name="P22"><text:s text:c="24"/>nb_noeud++;</text:p>
      <text:p text:style-name="P22"><text:s text:c="20"/>#endif // PRINT_NOEUD</text:p>
      <text:p text:style-name="P22"/>
      <text:p text:style-name="P22"><text:s text:c="20"/>domaines_copie(tmp, domaines_courant, csp);</text:p>
      <text:p text:style-name="P22"/>
      <text:p text:style-name="P22"><text:s text:c="20"/>filtrer_domaine_md(csp, tmp, num_var, num_val);</text:p>
      <text:p text:style-name="P22"/>
      <text:p text:style-name="P22"><text:s text:c="20"/>if(domaines_vide_md(csp, tmp))</text:p>
      <text:p text:style-name="P22"><text:s text:c="20"/>{</text:p>
      <text:p text:style-name="P22"><text:s text:c="24"/>continue;</text:p>
      <text:p text:style-name="P22"><text:s text:c="20"/>}</text:p>
      <text:p text:style-name="P22"><text:s text:c="20"/>else</text:p>
      <text:p text:style-name="P22"><text:s text:c="20"/>{</text:p>
      <text:p text:style-name="P22"><text:s text:c="24"/>empile(num_var, num_val, &amp;p);</text:p>
      <text:p text:style-name="P22"><text:s text:c="24"/>Etat * e = get_top(&amp;p);</text:p>
      <text:p text:style-name="P22"><text:s text:c="24"/>domaines_copie(e-&gt;domaines, domaines_courant, csp);//on empile l'état avant filtrage;</text:p>
      <text:p text:style-name="P22"/>
      <text:p text:style-name="P22"><text:s text:c="24"/>domaines_copie(domaines_courant, tmp, csp);</text:p>
      <text:p text:style-name="P22"/>
      <text:p text:style-name="P22"><text:soft-page-break/><text:s text:c="24"/>if(pile_pleine(&amp;p))</text:p>
      <text:p text:style-name="P22"><text:s text:c="24"/>{</text:p>
      <text:p text:style-name="P22"><text:s text:c="28"/>nb_sol++;</text:p>
      <text:p text:style-name="P22"><text:s text:c="28"/>#ifdef PRINT_SOL</text:p>
      <text:p text:style-name="P22"><text:s text:c="32"/>print_pile(&amp;p, csp);</text:p>
      <text:p text:style-name="P22"><text:s text:c="28"/>#endif // PRINT_SOL</text:p>
      <text:p text:style-name="P22"><text:s text:c="28"/>depile(&amp;p);</text:p>
      <text:p text:style-name="P22"/>
      <text:p text:style-name="P22"><text:s text:c="28"/>csp-&gt;var_assigne[num_var] = 0;</text:p>
      <text:p text:style-name="P22"/>
      <text:p text:style-name="P22"><text:s text:c="28"/>continue;</text:p>
      <text:p text:style-name="P22"><text:s text:c="24"/>}</text:p>
      <text:p text:style-name="P22"><text:s text:c="24"/>EMPILE = 1;</text:p>
      <text:p text:style-name="P22"/>
      <text:p text:style-name="P22"><text:s text:c="24"/>break;</text:p>
      <text:p text:style-name="P22"><text:s text:c="20"/>}</text:p>
      <text:p text:style-name="P22"><text:s text:c="16"/>}</text:p>
      <text:p text:style-name="P22"><text:s text:c="12"/>}//END FOR num_val</text:p>
      <text:p text:style-name="P22"><text:s text:c="8"/>}</text:p>
      <text:p text:style-name="P22"/>
      <text:p text:style-name="P22"><text:s text:c="8"/>if(!EMPILE)</text:p>
      <text:p text:style-name="P22"><text:s text:c="8"/>{</text:p>
      <text:p text:style-name="P22"><text:s text:c="12"/>//BACKTRACK</text:p>
      <text:p text:style-name="P22"><text:s text:c="12"/>csp-&gt;var_assigne[num_var] = 0;</text:p>
      <text:p text:style-name="P22"><text:s text:c="12"/>Etat * e = depile(&amp;p);</text:p>
      <text:p text:style-name="P22"><text:s text:c="12"/>if(e == NULL) // Racine</text:p>
      <text:p text:style-name="P22"><text:s text:c="12"/>{</text:p>
      <text:p text:style-name="P22"><text:s text:c="16"/>#ifdef PRINT_NOEUD</text:p>
      <text:p text:style-name="P22"><text:s text:c="20"/>printf("Noeuds visite %f\n", nb_noeud);</text:p>
      <text:p text:style-name="P22"><text:s text:c="16"/>#endif // PRINT_NOEUD</text:p>
      <text:p text:style-name="P22"><text:s text:c="16"/>#ifdef PRINT_CONTRAINTES</text:p>
      <text:p text:style-name="P22"><text:s text:c="20"/>printf("Contraintes explorees : %f\n", nb_contraintes);</text:p>
      <text:p text:style-name="P22"><text:s text:c="16"/>#endif //PRINT_CONTRAINTES</text:p>
      <text:p text:style-name="P22"><text:s text:c="16"/>return nb_sol;</text:p>
      <text:p text:style-name="P22"><text:s text:c="12"/>}</text:p>
      <text:p text:style-name="P22"/>
      <text:p text:style-name="P22"><text:s text:c="12"/>csp-&gt;var_assigne[e-&gt;num_var] = 0;</text:p>
      <text:p text:style-name="P22"><text:s text:c="12"/>domaines_copie(domaines_courant, e-&gt;domaines, csp);</text:p>
      <text:p text:style-name="P22"/>
      <text:p text:style-name="P22"><text:s text:c="12"/>continue;</text:p>
      <text:p text:style-name="P22"><text:s text:c="8"/>}</text:p>
      <text:p text:style-name="P22"/>
      <text:p text:style-name="P22"><text:s text:c="4"/>}//END WHILE</text:p>
      <text:p text:style-name="P22"/>
      <text:p text:style-name="P22"><text:s text:c="4"/>return nb_sol;</text:p>
      <text:p text:style-name="P22">}</text:p>
      <text:p text:style-name="P10"/>
      <text:p text:style-name="P7">Backjumping :</text:p>
      <text:p text:style-name="P8"/>
      <text:p text:style-name="P22">int backjumping(CSP * csp)</text:p>
      <text:p text:style-name="P22">{</text:p>
      <text:p text:style-name="P22"><text:s text:c="4"/>int num_val;</text:p>
      <text:p text:style-name="P22"><text:s text:c="4"/>int EMPILE;</text:p>
      <text:p text:style-name="P22"><text:s text:c="4"/>int nb_sol = 0;</text:p>
      <text:p text:style-name="P22"><text:s text:c="4"/>int DOMAINE;</text:p>
      <text:p text:style-name="P22"/>
      <text:p text:style-name="P22"><text:s text:c="4"/>#ifdef PRINT_NOEUD</text:p>
      <text:p text:style-name="P22"><text:s text:c="8"/>double nb_noeud = 0;</text:p>
      <text:p text:style-name="P22"><text:s text:c="4"/>#endif // PRINT_NOEUD</text:p>
      <text:p text:style-name="P22"><text:s text:c="4"/>#ifdef PRINT_CONTRAINTES</text:p>
      <text:p text:style-name="P22"><text:s text:c="8"/>nb_contraintes = 0;</text:p>
      <text:p text:style-name="P22"><text:s text:c="4"/>#endif //PRINT_CONTRAINTES</text:p>
      <text:p text:style-name="P22"/>
      <text:p text:style-name="P22"><text:s text:c="4"/>Pile p;</text:p>
      <text:p text:style-name="P22"><text:s text:c="4"/>init_pile(csp-&gt;var_length, &amp;p);</text:p>
      <text:p text:style-name="P22"/>
      <text:p text:style-name="P22"><text:s text:c="4"/>int temp_domaines[VARIABLE_MAX][VALEUR_MAX];</text:p>
      <text:p text:style-name="P22"><text:s text:c="4"/>domaines_copie(temp_domaines, csp-&gt;domaines, csp);</text:p>
      <text:p text:style-name="P22"><text:s text:c="4"/>int contrainte_enfreinte; <text:s/>// pour connaitre la contrainte enfreinte courante</text:p>
      <text:p text:style-name="P22"><text:s text:c="4"/>int tab_contraintes[csp-&gt;var_length]; <text:s/></text:p>
      <text:p text:style-name="P22"><text:s text:c="3"/>// tableau qui garde en mémoire la variable la plus profonde qui partage la contrainte avec la variable courante</text:p>
      <text:p text:style-name="P22"/>
      <text:p text:style-name="P22"><text:s text:c="4"/>for(int i=0;i&lt;csp-&gt;var_length;i++)</text:p>
      <text:p text:style-name="P22"><text:s text:c="8"/>tab_contraintes[i]=-1;</text:p>
      <text:p text:style-name="P22"/>
      <text:p text:style-name="P22"><text:s text:c="4"/>for(int num_var=0;num_var&lt; csp-&gt;var_length;num_var++) <text:s/>// on choisit la variable</text:p>
      <text:p text:style-name="P22"><text:s text:c="4"/>{</text:p>
      <text:p text:style-name="P22"><text:s text:c="8"/>EMPILE = 0;</text:p>
      <text:p text:style-name="P22"/>
      <text:p text:style-name="P22"><text:s text:c="8"/>if(!domaine_var_vide(temp_domaines, num_var))</text:p>
      <text:p text:style-name="P22"><text:s text:c="8"/>{</text:p>
      <text:p text:style-name="P22"/>
      <text:p text:style-name="P22"><text:s text:c="12"/>for(num_val = 0; num_val &lt; csp-&gt;val_length; num_val++)</text:p>
      <text:p text:style-name="P22"><text:s text:c="12"/>{</text:p>
      <text:p text:style-name="P22"/>
      <text:p text:style-name="P22"><text:s text:c="16"/>if(appartient_domaine(num_var, num_val, temp_domaines))</text:p>
      <text:p text:style-name="P22"><text:s text:c="16"/>{</text:p>
      <text:p text:style-name="P22"/>
      <text:p text:style-name="P22"><text:s text:c="20"/>csp-&gt;num_val_assigne[num_var] = num_val;</text:p>
      <text:p text:style-name="P22"/>
      <text:p text:style-name="P22"><text:s text:c="20"/>contrainte_enfreinte = assignation_enfreint_contraintes_bj(num_var, num_val, csp); // on stocke la variable qui enfreint ou non une contrainte</text:p>
      <text:p text:style-name="P22"/>
      <text:p text:style-name="P22"><text:s text:c="20"/>if(contrainte_enfreinte &gt; tab_contraintes[num_var])</text:p>
      <text:p text:style-name="P22"><text:s text:c="24"/>tab_contraintes[num_var]=contrainte_enfreinte;</text:p>
      <text:p text:style-name="P22"/>
      <text:p text:style-name="P22"><text:s text:c="20"/>temp_domaines[num_var][num_val] = 0;</text:p>
      <text:p text:style-name="P22"><text:s text:c="20"/>#ifdef PRINT_NOEUD</text:p>
      <text:p text:style-name="P22"><text:s text:c="24"/>nb_noeud++;</text:p>
      <text:p text:style-name="P22"><text:s text:c="20"/>#endif // PRINT_NOEUD</text:p>
      <text:p text:style-name="P22"/>
      <text:p text:style-name="P22"><text:s text:c="20"/>if(contrainte_enfreinte!=-1)</text:p>
      <text:p text:style-name="P22"><text:s text:c="20"/>{</text:p>
      <text:p text:style-name="P22"><text:s text:c="24"/>continue;</text:p>
      <text:p text:style-name="P22"><text:s text:c="20"/>}</text:p>
      <text:p text:style-name="P22"><text:soft-page-break/></text:p>
      <text:p text:style-name="P22"><text:s text:c="20"/>else // on peut assigner la var</text:p>
      <text:p text:style-name="P22"><text:s text:c="20"/>{</text:p>
      <text:p text:style-name="P22"><text:s text:c="24"/>empile(num_var, num_val, &amp;p);</text:p>
      <text:p text:style-name="P22"/>
      <text:p text:style-name="P22"><text:s text:c="24"/>if(pile_pleine(&amp;p)) // on a trouvé une solution on cherche une autre valeur pour cette variable</text:p>
      <text:p text:style-name="P22"><text:s text:c="24"/>{</text:p>
      <text:p text:style-name="P22"><text:s text:c="28"/>nb_sol++;</text:p>
      <text:p text:style-name="P22"><text:s text:c="28"/>#ifdef PRINT_SOL</text:p>
      <text:p text:style-name="P22"><text:s text:c="32"/>print_pile(&amp;p, csp);</text:p>
      <text:p text:style-name="P22"><text:s text:c="28"/>#endif // PRINT_SOL</text:p>
      <text:p text:style-name="P22"><text:s text:c="28"/>//write(csp, "Solution.txt",nb_sol);</text:p>
      <text:p text:style-name="P22"><text:s text:c="28"/>depile(&amp;p);</text:p>
      <text:p text:style-name="P22"/>
      <text:p text:style-name="P22"><text:s text:c="28"/>if(domaine_var_vide(temp_domaines, num_var))</text:p>
      <text:p text:style-name="P22"><text:s text:c="32"/>DOMAINE=0;</text:p>
      <text:p text:style-name="P22"><text:s text:c="28"/>continue;</text:p>
      <text:p text:style-name="P22"><text:s text:c="24"/>}</text:p>
      <text:p text:style-name="P22"/>
      <text:p text:style-name="P22"><text:s text:c="24"/>EMPILE =1;</text:p>
      <text:p text:style-name="P22"/>
      <text:p text:style-name="P22"><text:s text:c="24"/>break;</text:p>
      <text:p text:style-name="P22"><text:s text:c="20"/>}</text:p>
      <text:p text:style-name="P22"/>
      <text:p text:style-name="P22"><text:s text:c="16"/>}</text:p>
      <text:p text:style-name="P22"><text:s text:c="12"/>} // for val</text:p>
      <text:p text:style-name="P22"><text:s text:c="8"/>}</text:p>
      <text:p text:style-name="P22"/>
      <text:p text:style-name="P22"><text:s text:c="8"/>else</text:p>
      <text:p text:style-name="P22"><text:s text:c="8"/>{</text:p>
      <text:p text:style-name="P22"><text:s text:c="12"/>Etat * e = depile(&amp;p);</text:p>
      <text:p text:style-name="P22"><text:s text:c="12"/>if(e == NULL)// On a dépilé une pile vide</text:p>
      <text:p text:style-name="P22"><text:s text:c="12"/>{</text:p>
      <text:p text:style-name="P22"><text:s text:c="16"/>#ifdef PRINT_NOEUD</text:p>
      <text:p text:style-name="P22"><text:s text:c="20"/>printf("Noeuds visite %f\n", nb_noeud);</text:p>
      <text:p text:style-name="P22"><text:s text:c="16"/>#endif // PRINT_NOEUD</text:p>
      <text:p text:style-name="P22"><text:s text:c="16"/>#ifdef PRINT_CONTRAINTES</text:p>
      <text:p text:style-name="P22"><text:s text:c="20"/>printf("Contraintes explorees : %f\n", nb_contraintes);</text:p>
      <text:p text:style-name="P22"><text:s text:c="16"/>#endif //PRINT_CONTRAINTES</text:p>
      <text:p text:style-name="P22"><text:s text:c="16"/>return nb_sol;</text:p>
      <text:p text:style-name="P22"><text:s text:c="12"/>}</text:p>
      <text:p text:style-name="P22"/>
      <text:p text:style-name="P22"><text:s text:c="12"/>reinitialiser_domaine(temp_domaines, num_var, csp-&gt;domaines);</text:p>
      <text:p text:style-name="P22"><text:s text:c="12"/>tab_contraintes[num_var]=-1;</text:p>
      <text:p text:style-name="P22"><text:s text:c="12"/>num_var=num_var-2;</text:p>
      <text:p text:style-name="P22"><text:s text:c="12"/>continue;</text:p>
      <text:p text:style-name="P22"><text:s text:c="8"/>}</text:p>
      <text:p text:style-name="P22"/>
      <text:p text:style-name="P22"><text:s text:c="8"/>if(!EMPILE)</text:p>
      <text:p text:style-name="P22"><text:s text:c="8"/>{</text:p>
      <text:p text:style-name="P22"><text:s text:c="12"/>if(DOMAINE==0)</text:p>
      <text:p text:style-name="P22"><text:s text:c="12"/>{</text:p>
      <text:p text:style-name="P22"><text:s text:c="16"/>Etat * e = depile(&amp;p);</text:p>
      <text:p text:style-name="P22"><text:s text:c="16"/>if(e == NULL)// On a dépilé une pile vide</text:p>
      <text:p text:style-name="P22"><text:s text:c="16"/>{</text:p>
      <text:p text:style-name="P22"><text:s text:c="20"/>#ifdef PRINT_NOEUD</text:p>
      <text:p text:style-name="P22"><text:s text:c="24"/>printf("Noeuds visite %f\n", nb_noeud);</text:p>
      <text:p text:style-name="P22"><text:s text:c="20"/>#endif // PRINT_NOEUD</text:p>
      <text:p text:style-name="P22"><text:s text:c="20"/>#ifdef PRINT_CONTRAINTES</text:p>
      <text:p text:style-name="P22"><text:s text:c="24"/>printf("Contraintes explorees : %f\n", nb_contraintes);</text:p>
      <text:p text:style-name="P22"><text:soft-page-break/><text:s text:c="20"/>#endif //PRINT_CONTRAINTES</text:p>
      <text:p text:style-name="P22"><text:s text:c="24"/>return nb_sol;</text:p>
      <text:p text:style-name="P22"><text:s text:c="16"/>}</text:p>
      <text:p text:style-name="P22"/>
      <text:p text:style-name="P22"><text:s text:c="16"/>reinitialiser_domaine(temp_domaines, num_var, csp-&gt;domaines);</text:p>
      <text:p text:style-name="P22"><text:s text:c="16"/>tab_contraintes[num_var]=-1;</text:p>
      <text:p text:style-name="P22"><text:s text:c="16"/>num_var=num_var-2;</text:p>
      <text:p text:style-name="P22"/>
      <text:p text:style-name="P22"><text:s text:c="16"/>DOMAINE=1;</text:p>
      <text:p text:style-name="P22"><text:s text:c="16"/>continue;</text:p>
      <text:p text:style-name="P22"><text:s text:c="12"/>}</text:p>
      <text:p text:style-name="P22"/>
      <text:p text:style-name="P22"><text:s text:c="12"/>contrainte_enfreinte=tab_contraintes[num_var];</text:p>
      <text:p text:style-name="P22"/>
      <text:p text:style-name="P22"><text:s text:c="12"/>if(domaine_var_vide(temp_domaines, contrainte_enfreinte))</text:p>
      <text:p text:style-name="P22"><text:s text:c="16"/>contrainte_enfreinte--;</text:p>
      <text:p text:style-name="P22"/>
      <text:p text:style-name="P22"><text:s text:c="12"/>for(;num_var&gt;contrainte_enfreinte;num_var--)</text:p>
      <text:p text:style-name="P22"><text:s text:c="12"/>{</text:p>
      <text:p text:style-name="P22"><text:s text:c="16"/>Etat * e = depile(&amp;p);</text:p>
      <text:p text:style-name="P22"><text:s text:c="16"/>if(e == NULL)</text:p>
      <text:p text:style-name="P22"><text:s text:c="16"/>{</text:p>
      <text:p text:style-name="P22"><text:s text:c="20"/>#ifdef PRINT_NOEUD</text:p>
      <text:p text:style-name="P22"><text:s text:c="24"/>printf("Noeuds visite %f\n", nb_noeud);</text:p>
      <text:p text:style-name="P22"><text:s text:c="20"/>#endif // PRINT_NOEUD</text:p>
      <text:p text:style-name="P22"><text:s text:c="20"/>#ifdef PRINT_CONTRAINTES</text:p>
      <text:p text:style-name="P22"><text:s text:c="24"/>printf("Contraintes explorees : %f\n", nb_contraintes);</text:p>
      <text:p text:style-name="P22"><text:s text:c="20"/>#endif //PRINT_CONTRAINTES</text:p>
      <text:p text:style-name="P22"><text:s text:c="24"/>return nb_sol;</text:p>
      <text:p text:style-name="P22"><text:s text:c="16"/>}</text:p>
      <text:p text:style-name="P22"/>
      <text:p text:style-name="P22"><text:s text:c="16"/>reinitialiser_domaine(temp_domaines,num_var, csp-&gt;domaines);</text:p>
      <text:p text:style-name="P22"><text:s text:c="16"/>tab_contraintes[num_var]=-1;</text:p>
      <text:p text:style-name="P22"><text:s text:c="12"/>}</text:p>
      <text:p text:style-name="P22"/>
      <text:p text:style-name="P22"><text:s text:c="12"/>num_var = contrainte_enfreinte-1;</text:p>
      <text:p text:style-name="P22"/>
      <text:p text:style-name="P22"><text:s text:c="8"/>continue;</text:p>
      <text:p text:style-name="P22"><text:s text:c="8"/>}</text:p>
      <text:p text:style-name="P22"/>
      <text:p text:style-name="P22"><text:s text:c="4"/>}</text:p>
      <text:p text:style-name="P22"/>
      <text:p text:style-name="P22"><text:s text:c="4"/>return nb_sol;</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xel FAUCONNIER</meta:initial-creator>
    <meta:creation-date>2017-04-04T15:05:28.09</meta:creation-date>
    <dc:date>2017-04-05T19:41:26.22</dc:date>
    <dc:creator>Axel FAUCONNIER</dc:creator>
    <meta:editing-duration>PT7H21M16S</meta:editing-duration>
    <meta:editing-cycles>18</meta:editing-cycles>
    <meta:generator>OpenOffice/4.1.2$Win32 OpenOffice.org_project/412m3$Build-9782</meta:generator>
    <meta:document-statistic meta:table-count="0" meta:image-count="0" meta:object-count="0" meta:page-count="10" meta:paragraph-count="334" meta:word-count="942" meta:character-count="11869"/>
  </office:meta>
</office:document-meta>
</file>